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Arial Unicode MS" svg:font-family="'Arial Unicode MS'"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P1" style:family="paragraph" style:parent-style-name="Normal_20__28_Web_29_" style:master-page-name="Standard">
      <style:paragraph-properties fo:margin-top="0in" fo:margin-bottom="0.1945in" fo:text-align="center" style:justify-single-word="false"/>
    </style:style>
    <style:style style:name="P2" style:family="paragraph" style:parent-style-name="Normal_20__28_Web_29_">
      <style:paragraph-properties fo:text-align="center" style:justify-single-word="false"/>
      <style:text-properties fo:font-size="13.5pt" fo:language="bg" fo:country="BG" fo:font-weight="bold" style:font-size-asian="13.5pt" style:font-weight-asian="bold" style:font-size-complex="13.5pt" style:font-weight-complex="bold"/>
    </style:style>
    <style:style style:name="P3" style:family="paragraph" style:parent-style-name="Normal_20__28_Web_29_">
      <style:paragraph-properties fo:text-align="center" style:justify-single-word="false"/>
    </style:style>
    <style:style style:name="P4" style:family="paragraph" style:parent-style-name="Normal_20__28_Web_29_">
      <style:paragraph-properties fo:text-align="center" style:justify-single-word="false"/>
      <style:text-properties fo:language="ru" fo:country="RU" fo:font-weight="bold" style:font-weight-asian="bold"/>
    </style:style>
    <style:style style:name="P5" style:family="paragraph">
      <style:paragraph-properties fo:text-align="center" style:writing-mode="lr-tb"/>
      <style:text-properties fo:font-size="24pt"/>
    </style:style>
    <style:style style:name="P6" style:family="paragraph" style:parent-style-name="Heading_20_2">
      <style:paragraph-properties fo:margin-left="0in" fo:margin-right="0in" fo:margin-top="0in" fo:margin-bottom="0.0835in" fo:text-align="justify" style:justify-single-word="false" fo:text-indent="0.5in" style:auto-text-indent="false"/>
    </style:style>
    <style:style style:name="P7" style:family="paragraph" style:parent-style-name="Standard">
      <style:paragraph-properties fo:margin-top="0in" fo:margin-bottom="0.0835in" fo:text-align="justify" style:justify-single-word="false"/>
    </style:style>
    <style:style style:name="P8" style:family="paragraph" style:parent-style-name="Heading_20_2">
      <style:paragraph-properties fo:margin-top="0in" fo:margin-bottom="0.0835in" fo:text-align="justify" style:justify-single-word="false"/>
    </style:style>
    <style:style style:name="P9" style:family="paragraph" style:parent-style-name="Standard">
      <style:text-properties fo:font-size="14pt" fo:font-weight="bold" style:font-size-asian="14pt" style:font-weight-asian="bold" style:font-weight-complex="bold"/>
    </style:style>
    <style:style style:name="P10" style:family="paragraph" style:parent-style-name="Standard">
      <style:text-properties style:font-name="Courier New" fo:font-size="14pt" style:font-size-asian="14pt" style:font-name-complex="Courier New"/>
    </style:style>
    <style:style style:name="T1" style:family="text">
      <style:text-properties fo:language="ru" fo:country="RU" fo:font-weight="bold" style:font-weight-asian="bold" style:font-weight-complex="bold"/>
    </style:style>
    <style:style style:name="T2" style:family="text">
      <style:text-properties fo:font-weight="bold" style:font-weight-asian="bold" style:font-weight-complex="bold"/>
    </style:style>
    <style:style style:name="T3" style:family="text">
      <style:text-properties fo:font-size="14pt" style:font-size-asian="14pt"/>
    </style:style>
    <style:style style:name="T4" style:family="text">
      <style:text-properties fo:font-size="14pt" fo:language="en" fo:country="US" style:font-size-asian="14pt"/>
    </style:style>
    <style:style style:name="T5" style:family="text">
      <style:text-properties fo:language="ru" fo:country="RU"/>
    </style:style>
    <style:style style:name="T6" style:family="text">
      <style:text-properties fo:font-style="italic" style:font-style-asian="italic" style:font-style-complex="italic"/>
    </style:style>
    <style:style style:name="T7" style:family="text">
      <style:text-properties fo:language="en" fo:country="US"/>
    </style:style>
    <style:style style:name="T8" style:family="text">
      <style:text-properties fo:font-size="14pt" fo:language="ru" fo:country="RU" style:font-size-asian="14pt"/>
    </style:style>
    <style:style style:name="T9" style:family="text">
      <style:text-properties style:font-name="Symbol"/>
    </style:style>
    <style:style style:name="gr1" style:family="graphic">
      <style:graphic-properties draw:stroke="solid" svg:stroke-width="0.0102in" svg:stroke-color="#000000" draw:stroke-linejoin="miter" draw:fill="none" draw:fill-color="#ffffff" draw:textarea-horizontal-align="left" draw:textarea-vertical-align="top" draw:auto-grow-height="false" fo:padding-top="0.0902in" fo:padding-bottom="0.0902in" fo:padding-left="0.1736in" fo:padding-right="0.1736in" fo:wrap-option="no-wrap" draw:shadow="hidden" fo:margin-left="0.1256in" fo:margin-right="0.1256in" style:run-through="foreground" style:wrap="run-through" style:number-wrapped-paragraphs="no-limit" style:vertical-pos="from-top" style:vertical-rel="paragraph" style:horizontal-pos="from-left" style:horizontal-rel="paragraph"/>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НОВ</text:span><text:span text:style-name="T2"> </text:span><text:span text:style-name="T1"> БЪЛГАРСКИ</text:span><text:span text:style-name="T2"> </text:span><text:span text:style-name="T1"> УНИВЕРСИТЕТ</text:span></text:p>
      <text:p text:style-name="P2">Департамент Информатика</text:p>
      <text:p text:style-name="P3"><text:span text:style-name="T2">XVII</text:span><text:span text:style-name="T1">І РЕПУБЛИКАНСКА СТУДЕНТСКА ОЛИМПИАДА ПО ПРОГРАМИРАНЕ</text:span></text:p>
      <text:p text:style-name="P3"><text:span text:style-name="T1">13 - 14 май</text:span><text:span text:style-name="T2"> </text:span><text:span text:style-name="T1">2006 г.</text:span></text:p>
      <text:p text:style-name="P4"><draw:line text:anchor-type="char" draw:z-index="0" draw:style-name="gr1" draw:text-style-name="P5" svg:x1="0in" svg:y1="0.0571in" svg:x2="6.6252in" svg:y2="0.0571in"><text:p/></draw:line></text:p>
      <text:p text:style-name="P6"><text:span text:style-name="T3">Задача </text:span><text:span text:style-name="T4">F</text:span><text:span text:style-name="T3">. БОЛНИЦА</text:span></text:p>
      <text:p text:style-name="P7"><text:span text:style-name="T5"><text:tab/></text:span>Селищата на един планински район, номерирани с числата от 1 до <text:span text:style-name="T6">N</text:span>, са свързани с <text:span text:style-name="T6">M </text:span>шосета така, че всеки две селища са свързани с не повече от едно шосе и от всяко селище може да се стигне до всяко друго селище по директно свързващото ги шосе или по път преминаващ през едно или повече други селища. За подобряване на здравното обслужване в района било решено да се построи нова болница, която да е разположена в някое от селищата или по свързващите ги шосета. За да се намали времето за достигане до болницата, когато това се налага по спешност, мястото трябва да бъде избрано така, че най-отдалеченото от болницата селище да е колкото може по-близо. Напишете програма <text:span text:style-name="T7">F</text:span>, която да определя мястото за строеж на новата болница.</text:p>
      <text:p text:style-name="Heading_20_1"><text:span text:style-name="T8"><text:tab/></text:span><text:span text:style-name="T3">Вход</text:span></text:p>
      <text:p text:style-name="P7"><text:span text:style-name="T5"><text:tab/></text:span>На първия ред на стандартния вход ще бъде зададен броят <text:span text:style-name="T6">T </text:span>на тестовите примери, които програмата трябва да реши. Всеки тестов пример започва с ред, съдържащ числата <text:span text:style-name="T6">N </text:span>и<text:span text:style-name="T6"> <text:s/>M</text:span> , разделени с един интервал (3 <text:span text:style-name="T9"></text:span> <text:span text:style-name="T6">N </text:span><text:span text:style-name="T9"></text:span> 100<text:span text:style-name="T5">1</text:span>, 3 <text:span text:style-name="T9"></text:span> <text:span text:style-name="T6">M </text:span><text:span text:style-name="T9"></text:span> <text:span text:style-name="T5">2900</text:span>). Всеки от следващите <text:span text:style-name="T6">M </text:span>реда съдържа описанието на едно шосе – номерата <text:s/><text:span text:style-name="T6">I </text:span>и<text:span text:style-name="T6"> J </text:span>на селищата, които това шосе свързва и дължината <text:span text:style-name="T6">D </text:span>на шосето – положително <text:s/>дробно число, не надхвърлящо 100. <text:s text:c="2"/></text:p>
      <text:p text:style-name="P8"><text:span text:style-name="T8"><text:tab/></text:span><text:span text:style-name="T3">Изход</text:span></text:p>
      <text:p text:style-name="P7">За всеки тестов пример програмата трябва да изведе на стандартния изход едно дробно число с четири цифри след десетичната точка – разстоянието от оптималното място за новата болница до най-отдалеченото от нея селище. </text:p>
      <text:p text:style-name="Heading_20_1"><text:span text:style-name="T8"><text:tab/></text:span><text:span text:style-name="T3">ПРИМЕР</text:span></text:p>
      <text:p text:style-name="P9">Вход<text:tab/><text:tab/><text:tab/><text:tab/><text:tab/><text:tab/>Изход</text:p>
      <text:p text:style-name="P10">1<text:tab/><text:tab/><text:tab/><text:tab/><text:tab/><text:tab/>6.2500</text:p>
      <text:p text:style-name="P10">5 6<text:tab/><text:tab/><text:tab/><text:tab/><text:tab/><text:tab/></text:p>
      <text:p text:style-name="P10">3 1 8.5</text:p>
      <text:p text:style-name="P10">3 2 2.0</text:p>
      <text:p text:style-name="P10">2 5 6.1</text:p>
      <text:p text:style-name="P10">4 5 4.4</text:p>
      <text:p text:style-name="P10">4 1 6.6</text:p>
      <text:p text:style-name="P10">5 1 2.45</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Arial Unicode MS" svg:font-family="'Arial Unicode MS'"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Arial Unicode MS"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bg" fo:country="BG"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Standard" style:next-style-name="Standard" style:class="text">
      <style:paragraph-properties fo:margin-top="0.0835in" fo:margin-bottom="0.0835in" fo:text-align="justify" style:justify-single-word="false" fo:keep-with-next="always"/>
      <style:text-properties fo:font-weight="bold" style:font-weight-asian="bold" style:font-weight-complex="bold"/>
    </style:style>
    <style:style style:name="Heading_20_2" style:display-name="Heading 2" style:family="paragraph" style:parent-style-name="Standard" style:next-style-name="Standard" style:class="text">
      <style:paragraph-properties fo:keep-with-next="always"/>
      <style:text-properties fo:font-weight="bold" style:font-weight-asian="bold" style:font-weight-complex="bold"/>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Normal_20__28_Web_29_" style:display-name="Normal (Web)" style:family="paragraph" style:parent-style-name="Standard">
      <style:paragraph-properties fo:margin-top="0.1945in" fo:margin-bottom="0.1945in"/>
      <style:text-properties fo:language="en" fo:country="US"/>
    </style:style>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2673in" fo:page-height="11.6925in" style:num-format="1" style:print-orientation="portrait" fo:margin-top="1in" fo:margin-bottom="1in" fo:margin-left="1in" fo:margin-right="1in" style:writing-mode="lr-tb" style:layout-grid-color="#c0c0c0" style:layout-grid-lines="38"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3$Build-8968</meta:generator>
    <dc:title>НОВ  БЪЛГАРСКИ  УНИВЕРСИТЕТ</dc:title>
    <meta:initial-creator>Nikolay Kirov</meta:initial-creator>
    <meta:creation-date>2006-05-15T09:12:00</meta:creation-date>
    <dc:creator>Nikolay Kirov</dc:creator>
    <dc:date>2006-05-15T09:13:00</dc:date>
    <dc:language>en-US</dc:language>
    <meta:editing-cycles>1</meta:editing-cycles>
    <meta:editing-duration>PT1M0S</meta:editing-duration>
    <meta:user-defined meta:name="Info 1"/>
    <meta:user-defined meta:name="Info 2"/>
    <meta:user-defined meta:name="Info 3"/>
    <meta:user-defined meta:name="Info 4"/>
    <meta:document-statistic meta:table-count="0" meta:image-count="0" meta:object-count="0" meta:page-count="1" meta:paragraph-count="20" meta:word-count="279" meta:character-count="1604"/>
  </office:meta>
</office:document-meta>
</file>